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6000002B6DB5707868B1B8D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65cm" fo:min-width="6.8cm"/>
    </style:style>
    <style:style style:name="gr3" style:family="graphic" style:parent-style-name="standard">
      <style:graphic-properties draw:stroke="none" svg:stroke-color="#000000" draw:fill="none" draw:fill-color="#ffffff" fo:min-height="2.45cm" draw:shadow="hidden"/>
    </style:style>
    <style:style style:name="gr4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7.146cm" fo:min-width="6.696cm" fo:padding-top="0.177cm" fo:padding-bottom="0.177cm" fo:padding-left="0.302cm" fo:padding-right="0.302cm"/>
    </style:style>
    <style:style style:name="gr5" style:family="graphic" style:parent-style-name="standard">
      <style:graphic-properties svg:stroke-width="0.053cm" svg:stroke-color="#ff9900" draw:marker-start-width="0.279cm" draw:marker-end-width="0.279cm" draw:fill="none" draw:textarea-vertical-align="middle" draw:auto-grow-height="false" fo:min-height="0.442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9900" draw:marker-start-width="0.279cm" draw:marker-end-width="0.279cm" draw:fill="none" draw:textarea-vertical-align="middle" draw:auto-grow-height="false" fo:min-height="0.38cm" fo:min-width="0cm" fo:padding-top="0.151cm" fo:padding-bottom="0.151cm" fo:padding-left="0.276cm" fo:padding-right="0.276cm"/>
    </style:style>
    <style:style style:name="gr7" style:family="graphic" style:parent-style-name="standard">
      <style:graphic-properties draw:stroke="none" draw:fill-color="#ff3333" draw:textarea-horizontal-align="justify" draw:textarea-vertical-align="middle" draw:auto-grow-height="false" fo:min-height="5.45cm" fo:min-width="6.6cm"/>
    </style:style>
    <style:style style:name="gr8" style:family="graphic" style:parent-style-name="standard">
      <style:graphic-properties svg:stroke-color="#ffffff" draw:fill-color="#ffffff" draw:auto-grow-height="false" fo:min-height="5.542cm" fo:min-width="4.892cm" fo:wrap-option="no-wrap"/>
    </style:style>
    <style:style style:name="gr9" style:family="graphic" style:parent-style-name="standard">
      <style:graphic-properties svg:stroke-color="#ffffff" draw:fill-color="#ffffff" draw:auto-grow-height="false" fo:min-height="7.037cm" fo:min-width="6.386cm" fo:wrap-option="no-wrap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6.65cm" fo:min-width="9.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style:font-name="Courier 10 Pitch" fo:font-size="60pt" style:font-size-asian="60pt" style:font-size-complex="60pt"/>
    </style:style>
    <style:style style:name="P4" style:family="paragraph">
      <loext:graphic-properties draw:fill="none" draw:fill-color="#ffffff"/>
      <style:text-properties style:font-name="Courier 10 Pitch" fo:font-size="60pt" style:font-size-asian="60pt" style:font-size-complex="6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color="#cc66ff" fo:font-size="60pt" style:font-size-asian="60pt" style:font-size-complex="60pt"/>
    </style:style>
    <style:style style:name="T2" style:family="text">
      <style:text-properties fo:color="#ff9900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426cm" svg:x="1.131cm" svg:y="8.215cm">
          <draw:image xlink:href="Pictures/10000201000003D6000002B6DB5707868B1B8D8E.png" xlink:type="simple" xlink:show="embed" xlink:actuate="onLoad">
            <text:p/>
          </draw:image>
        </draw:frame>
        <draw:custom-shape draw:style-name="gr2" draw:text-style-name="P2" draw:layer="layout" svg:width="7.3cm" svg:height="1.9cm" svg:x="6.3cm" svg:y="15.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9cm" svg:height="2.702cm" svg:x="6.5cm" svg:y="15.198cm">
          <draw:text-box>
            <text:p text:style-name="P3"><text:span text:style-name="T1">M</text:span><text:span text:style-name="T2">u</text:span><text:span text:style-name="T1">D</text:span><text:span text:style-name="T2">e</text:span><text:span text:style-name="T1">b</text:span></text:p>
          </draw:text-box>
        </draw:frame>
        <draw:custom-shape draw:style-name="gr4" draw:text-style-name="P5" draw:layer="layout" svg:width="7.3cm" svg:height="7.5cm" svg:x="6.4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58cm" svg:height="2.306cm" draw:transform="skewX (0.000523598775598324) rotate (1.18891828645854) translate (8.46cm 11.54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6" draw:text-style-name="P5" draw:layer="layout" svg:width="1.437cm" svg:height="2.108cm" svg:x="9.128cm" svg:y="10.29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5" draw:text-style-name="P5" draw:layer="layout" svg:width="1.558cm" svg:height="2.306cm" draw:transform="skewX (0.000523598775598324) rotate (0.863588913886794) translate (10.245cm 11.29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6" draw:text-style-name="P5" draw:layer="layout" svg:width="1.437cm" svg:height="2.108cm" draw:transform="rotate (-0.325329372571743) translate (11.276cm 10.321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5" draw:text-style-name="P5" draw:layer="layout" svg:width="1.558cm" svg:height="2.306cm" draw:transform="skewX (0.000523598775598324) rotate (1.08018427405929) translate (9.057cm 11.407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6" draw:text-style-name="P5" draw:layer="layout" svg:width="1.437cm" svg:height="2.108cm" draw:transform="rotate (-0.108734012399246) translate (9.855cm 10.238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5" draw:text-style-name="P5" draw:layer="layout" svg:width="1.558cm" svg:height="2.306cm" draw:transform="skewX (0.000523598775598292) rotate (1.80484497948734) translate (5.978cm 13.382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6" draw:text-style-name="P5" draw:layer="layout" svg:width="1.437cm" svg:height="2.108cm" draw:transform="rotate (0.615926693028799) translate (5.802cm 11.977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5" draw:text-style-name="P5" draw:layer="layout" svg:width="1.558cm" svg:height="2.306cm" draw:transform="skewX (0.000523598775598308) rotate (1.47951560691559) translate (7.291cm 12.146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6" draw:text-style-name="P5" draw:layer="layout" svg:width="1.437cm" svg:height="2.108cm" draw:transform="rotate (0.290597320457056) translate (7.572cm 10.758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5" draw:text-style-name="P5" draw:layer="layout" svg:width="1.558cm" svg:height="2.306cm" draw:transform="skewX (0.000523598775598276) rotate (1.69611096708809) translate (6.389cm 12.928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6" draw:text-style-name="P5" draw:layer="layout" svg:width="1.437cm" svg:height="2.108cm" draw:transform="rotate (0.507192680629553) translate (6.364cm 11.513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5" draw:text-style-name="P5" draw:layer="layout" svg:width="1.558cm" svg:height="2.306cm" draw:transform="skewX (0.000523598775598324) rotate (0.546811654649823) translate (11.307cm 11.195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6" draw:text-style-name="P5" draw:layer="layout" svg:width="1.437cm" svg:height="2.108cm" draw:transform="rotate (-0.642106631808714) translate (12.59cm 10.596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5" draw:text-style-name="P5" draw:layer="layout" svg:width="1.558cm" svg:height="2.306cm" draw:transform="skewX (0.000523598775598324) rotate (0.22148228207808) translate (12.887cm 12.065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6" draw:text-style-name="P5" draw:layer="layout" svg:width="1.437cm" svg:height="2.108cm" draw:transform="rotate (-0.967436004380456) translate (14.294cm 11.905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5" draw:text-style-name="P5" draw:layer="layout" svg:width="1.558cm" svg:height="2.306cm" draw:transform="skewX (0.00052359877559826) rotate (0.438077642250577) translate (11.865cm 11.447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6" draw:text-style-name="P5" draw:layer="layout" svg:width="1.437cm" svg:height="2.108cm" draw:transform="rotate (-0.750840644207959) translate (13.203cm 10.989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6" draw:layer="layout" svg:width="7.1cm" svg:height="5.7cm" svg:x="4.5cm" svg:y="2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0cm" svg:height="10.4cm" svg:x="5.1cm" svg:y="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362.7837216278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5" draw:layer="layout" svg:width="7.3cm" svg:height="7.5cm" svg:x="6.4cm" svg:y="1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0cm" svg:height="10.4cm" svg:x="5.101cm" svg:y="6.9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362.7837216278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3" draw:text-style-name="P4" draw:layer="layout" svg:width="7.9cm" svg:height="2.702cm" svg:x="6.5cm" svg:y="15.198cm">
          <draw:text-box>
            <text:p text:style-name="P3"><text:span text:style-name="T1">M</text:span><text:span text:style-name="T2">u</text:span><text:span text:style-name="T1">D</text:span><text:span text:style-name="T2">e</text:span><text:span text:style-name="T1">b</text:span></text:p>
          </draw:text-box>
        </draw:frame>
        <draw:custom-shape draw:style-name="gr4" draw:text-style-name="P5" draw:layer="layout" svg:width="7.3cm" svg:height="7.5cm" svg:x="6.4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0.3cm" svg:height="6.9cm" svg:x="3.2cm" svg:y="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3cm" svg:height="7.5cm" svg:x="6.4cm" svg:y="1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20:09:35.384342932</meta:creation-date>
    <dc:date>2019-04-01T20:39:04.227271413</dc:date>
    <meta:editing-duration>PT7M46S</meta:editing-duration>
    <meta:editing-cycles>1</meta:editing-cycles>
    <meta:document-statistic meta:object-count="30"/>
    <meta:generator>LibreOffice/5.1.6.2$Linux_X86_64 LibreOffice_project/10m0$Build-2</meta:generator>
  </office:meta>
</office:document-meta>
</file>